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6cm" fo:min-width="1.226cm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3cm" fo:min-width="1.4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086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1cm" fo:min-width="0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3cm" fo:min-width="1.42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877cm" fo:min-width="2.02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9" style:family="graphic" style:parent-style-name="standard">
      <style:graphic-properties svg:stroke-color="#666666" draw:fill="hatch" draw:fill-color="#ff8000" draw:fill-hatch-name="Black_20_45_20_Degrees" draw:textarea-horizontal-align="justify" draw:textarea-vertical-align="middle" draw:auto-grow-height="false" fo:min-height="0.3cm" fo:min-width="1.25cm"/>
      <style:paragraph-properties style:writing-mode="lr-tb"/>
    </style:style>
    <style:style style:name="gr10" style:family="graphic" style:parent-style-name="standard">
      <style:graphic-properties svg:stroke-color="#666666" draw:fill="hatch" draw:fill-color="#ff8000" draw:fill-hatch-name="Black_20_45_20_Degrees" draw:textarea-horizontal-align="justify" draw:textarea-vertical-align="middle" draw:auto-grow-height="false" fo:min-height="0.3cm" fo:min-width="2.125cm"/>
      <style:paragraph-properties style:writing-mode="lr-tb"/>
    </style:style>
    <style:style style:name="gr11" style:family="graphic" style:parent-style-name="standard">
      <style:graphic-properties svg:stroke-color="#666666" draw:fill="hatch" draw:fill-hatch-name="Black_20_45_20_Degrees_20_Wide" draw:textarea-horizontal-align="justify" draw:textarea-vertical-align="middle" draw:auto-grow-height="false" fo:min-height="1.735cm" fo:min-width="2.08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49cm" fo:min-width="0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35cm" svg:stroke-color="#666666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1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start" style:writing-mode="lr-tb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2pt" style:text-underline-style="solid" style:text-underline-width="auto" style:text-underline-color="font-color" fo:font-weight="bold" fo:background-color="transparen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text-underline-style="solid" style:text-underline-width="auto" style:text-underline-color="font-color" fo:font-weight="bold" fo:background-color="transparent"/>
    </style:style>
    <style:style style:name="P5" style:family="paragraph">
      <loext:graphic-properties draw:fill-color="#81d41a"/>
      <style:paragraph-properties fo:text-align="start" style:writing-mode="lr-tb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hatch" draw:fill-color="#ff8000" draw:fill-hatch-name="Black_20_45_20_Degrees"/>
      <style:paragraph-properties fo:text-align="start" style:writing-mode="lr-tb"/>
      <style:text-properties fo:font-size="12pt"/>
    </style:style>
    <style:style style:name="P9" style:family="paragraph">
      <loext:graphic-properties draw:fill="hatch" draw:fill-hatch-name="Black_20_45_20_Degrees_20_Wid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background-color="#999999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background-color="#999999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color="#666666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6666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background-color="transparent"/>
    </style:style>
    <style:style style:name="T3" style:family="text">
      <style:text-properties fo:background-color="transparent" style:font-size-asian="14pt" style:font-size-complex="14pt"/>
    </style:style>
    <style:style style:name="T4" style:family="text">
      <style:text-properties fo:font-size="12pt" fo:background-color="#81d41a"/>
    </style:style>
    <style:style style:name="T5" style:family="text">
      <style:text-properties fo:font-size="12pt"/>
    </style:style>
    <style:style style:name="T6" style:family="text">
      <style:text-properties fo:color="#666666" fo:font-size="12pt" fo:background-color="transparent"/>
    </style:style>
    <style:style style:name="T7" style:family="text">
      <style:text-properties fo:font-size="12pt" fo:background-color="transparent"/>
    </style:style>
    <style:style style:name="T8" style:family="text">
      <style:text-properties fo:font-size="12pt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cm" svg:height="1.8cm" svg:x="1.012cm" svg:y="6.909cm">
          <text:p text:style-name="P1"><text:span text:style-name="T1">roads</text:span></text:p>
          <text:p text:style-name="P1"><text:span text:style-name="T1">cars</text:span></text:p>
          <text:p text:style-name="P1"><text:span text:style-name="T1">estab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cm" svg:height="1.1cm" svg:x="3.212cm" svg:y="7.3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8cm" svg:height="2.199cm" svg:x="5.612cm" svg:y="6.71cm">
          <text:p text:style-name="P1"><text:span text:style-name="T1">86K simus</text:span></text:p>
          <text:p text:style-name="P1"><text:span text:style-name="T1">with random</text:span></text:p>
          <text:p text:style-name="P1"><text:span text:style-name="T1">district</text:span></text:p>
          <text:p text:style-name="P1"><text:span text:style-name="T1">poli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3.8cm" svg:height="1.199cm" svg:x="3.9cm" svg:y="1.401cm">
          <draw:text-box>
            <text:p text:style-name="P3"><text:span text:style-name="T2">Articulation between SmartGovLezModel and SmartGovNN</text:span></text:p>
            <text:p text:style-name="P3"><text:span text:style-name="T3"/></text:p>
          </draw:text-box>
        </draw:frame>
        <draw:custom-shape draw:style-name="gr5" draw:text-style-name="P5" draw:layer="layout" svg:width="2.2cm" svg:height="1.1cm" svg:x="8.612cm" svg:y="7.3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551cm" svg:height="1.673cm" svg:x="8.461cm" svg:y="5.737cm">
          <draw:text-box>
            <text:p text:style-name="P6"><text:span text:style-name="T4">SmartGovNN</text:span></text:p>
            <text:p text:style-name="P6"><text:span text:style-name="T5">train</text:span></text:p>
          </draw:text-box>
        </draw:frame>
        <draw:custom-shape draw:style-name="gr7" draw:text-style-name="P1" draw:layer="layout" svg:width="2.8cm" svg:height="3.399cm" svg:x="10.912cm" svg:y="6.309cm">
          <text:p text:style-name="P1"><text:span text:style-name="T1">trained NN</text:span></text:p>
          <text:p text:style-name="P1"><text:span text:style-name="T1">predicts one</text:span></text:p>
          <text:p text:style-name="P1"><text:span text:style-name="T1">simu result</text:span></text:p>
          <text:p text:style-name="P1"><text:span text:style-name="T1">for one set</text:span></text:p>
          <text:p text:style-name="P1"><text:span text:style-name="T1">of district</text:span></text:p>
          <text:p text:style-name="P1"><text:span text:style-name="T1">polici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2cm" svg:height="1.1cm" svg:x="13.912cm" svg:y="7.31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8cm" svg:height="2.199cm" svg:x="16.312cm" svg:y="6.71cm">
          <text:p text:style-name="P1"><text:span text:style-name="T1">best set</text:span></text:p>
          <text:p text:style-name="P1"><text:span text:style-name="T1">of district</text:span></text:p>
          <text:p text:style-name="P1"><text:span text:style-name="T1">poli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8cm" svg:height="2.199cm" svg:x="5.613cm" svg:y="6.71cm">
          <text:p text:style-name="P1"><text:span text:style-name="T1">86K simus</text:span></text:p>
          <text:p text:style-name="P1"><text:span text:style-name="T1">with random</text:span></text:p>
          <text:p text:style-name="P1"><text:span text:style-name="T1">district</text:span></text:p>
          <text:p text:style-name="P1"><text:span text:style-name="T1">poli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2.551cm" svg:height="2.621cm" svg:x="13.712cm" svg:y="4.888cm">
          <draw:text-box>
            <text:p text:style-name="P6"><text:span text:style-name="T4">SmartGovNN</text:span></text:p>
            <text:p text:style-name="P6"><text:span text:style-name="T5">search</text:span></text:p>
            <text:p text:style-name="P6"><text:span text:style-name="T5">best policies</text:span></text:p>
          </draw:text-box>
        </draw:frame>
        <draw:custom-shape draw:style-name="gr9" draw:text-style-name="P8" draw:layer="layout" svg:width="2cm" svg:height="1.1cm" draw:transform="rotate (-1.5707963267949) translate (18.1cm 9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3cm" svg:height="1.1cm" draw:transform="rotate (-0.801106126665398) translate (14.533cm 8.5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9" draw:layer="layout" svg:width="2.8cm" svg:height="2.199cm" svg:x="16.313cm" svg:y="11.401cm">
          <text:p text:style-name="P1"><text:span text:style-name="T1">manually</text:span></text:p>
          <text:p text:style-name="P1"><text:span text:style-name="T1">tuned</text:span></text:p>
          <text:p text:style-name="P1"><text:span text:style-name="T1">district</text:span></text:p>
          <text:p text:style-name="P1"><text:span text:style-name="T1">poli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4.5cm" svg:height="1.899cm" svg:x="15.1cm" svg:y="2.801cm">
          <draw:text-box>
            <text:p text:style-name="P10"><text:span text:style-name="T6">Interactio</text:span><text:span text:style-name="T6">n 1: </text:span><text:span text:style-name="T6">tuning the </text:span><text:span text:style-name="T6">objective </text:span><text:span text:style-name="T6">function </text:span><text:span text:style-name="T6">(TODO)</text:span></text:p>
          </draw:text-box>
        </draw:frame>
        <draw:line draw:style-name="gr13" draw:text-style-name="P12" draw:layer="layout" svg:x1="15.2cm" svg:y1="3.7cm" svg:x2="14.7cm" svg:y2="4.9cm">
          <text:p/>
        </draw:line>
        <draw:frame draw:style-name="gr14" draw:text-style-name="P11" draw:layer="layout" svg:width="5cm" svg:height="1.921cm" svg:x="8.3cm" svg:y="11.579cm">
          <draw:text-box>
            <text:p text:style-name="P10"><text:span text:style-name="T6">Interaction 2: manual tuning of district policies (TODO)</text:span></text:p>
          </draw:text-box>
        </draw:frame>
        <draw:frame draw:style-name="gr15" draw:text-style-name="P7" draw:layer="layout" svg:width="2.551cm" svg:height="2.621cm" svg:x="13.713cm" svg:y="4.889cm">
          <draw:text-box>
            <text:p text:style-name="P6"><text:span text:style-name="T4">SmartGovNN</text:span></text:p>
            <text:p text:style-name="P6"><text:span text:style-name="T5">search</text:span></text:p>
            <text:p text:style-name="P6"><text:span text:style-name="T5">best policies</text:span></text:p>
          </draw:text-box>
        </draw:frame>
        <draw:frame draw:style-name="gr16" draw:text-style-name="P14" draw:layer="layout" svg:width="2.551cm" svg:height="2.621cm" svg:x="17.949cm" svg:y="9.079cm">
          <draw:text-box>
            <text:p text:style-name="P13"><text:span text:style-name="T7">SmartGovNN</text:span></text:p>
            <text:p text:style-name="P13"><text:span text:style-name="T5">manual tuning</text:span></text:p>
          </draw:text-box>
        </draw:frame>
        <draw:line draw:style-name="gr13" draw:text-style-name="P12" draw:layer="layout" svg:x1="12.6cm" svg:y1="12.5cm" svg:x2="16.9cm" svg:y2="10.4cm">
          <text:p/>
        </draw:line>
        <draw:frame draw:style-name="gr17" draw:text-style-name="P7" draw:layer="layout" svg:width="2.551cm" svg:height="1.673cm" svg:x="3.049cm" svg:y="5.738cm">
          <draw:text-box>
            <text:p text:style-name="P6"><text:span text:style-name="T8">Sm</text:span><text:span text:style-name="T8">art</text:span><text:span text:style-name="T8">Go</text:span><text:span text:style-name="T8">v-</text:span><text:span text:style-name="T8">Lez</text:span><text:span text:style-name="T8">Mo</text:span><text:span text:style-name="T8">del</text:span></text:p>
            <text:p text:style-name="P6"><text:span text:style-name="T5">rgr</text:span><text:span text:style-name="T5">u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7:00:07.345564871</meta:creation-date>
    <dc:date>2021-05-21T15:31:59.677848684</dc:date>
    <meta:editing-duration>PT32M59S</meta:editing-duration>
    <meta:editing-cycles>11</meta:editing-cycles>
    <meta:generator>LibreOffice/6.4.7.2$Linux_X86_64 LibreOffice_project/40$Build-2</meta:generator>
    <meta:document-statistic meta:object-count="21"/>
  </office:meta>
</office:document-meta>
</file>